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2e0ae" draw:textarea-horizontal-align="justify" draw:textarea-vertical-align="middle" draw:auto-grow-height="false" fo:min-height="1.35cm" fo:min-width="3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3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fill-color="#add58a" draw:textarea-horizontal-align="justify" draw:textarea-vertical-align="middle" draw:auto-grow-height="false" fo:min-height="1.35cm" fo:min-width="3cm"/>
    </style:style>
    <style:style style:name="gr7" style:family="graphic" style:parent-style-name="objectwithoutfill">
      <style:graphic-properties svg:stroke-color="#ff0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2e0a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add58a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7" draw:id="id7" draw:layer="layout" svg:width="3.5cm" svg:height="1.6cm" svg:x="0.756cm" svg:y="1cm">
          <text:p text:style-name="P1">Msg</text:p>
          <text:p text:style-name="P1">Outgoing 1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5cm" svg:height="1.6cm" svg:x="6.356cm" svg:y="8.9cm">
          <text:p text:style-name="P1">Send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5cm" svg:height="1.6cm" svg:x="6.356cm" svg:y="6.2cm">
          <text:p text:style-name="P1">Priority-</text:p>
          <text:p text:style-name="P1">queue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5cm" svg:height="1.6cm" svg:x="6.356cm" svg:y="3.6cm">
          <text:p text:style-name="P1">Pack</text:p>
          <text:p text:style-name="P1">Msg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3.5cm" svg:height="1.6cm" svg:x="6.356cm" svg:y="14.8cm">
          <text:p text:style-name="P1">Unpack</text:p>
          <text:p text:style-name="P1">Msg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3.5cm" svg:height="1.6cm" svg:x="0.756cm" svg:y="3.6cm">
          <text:p text:style-name="P1">Send</text:p>
          <text:p text:style-name="P1">Msg 1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.106cm" svg:y1="7.8cm" svg:x2="8.106cm" svg:y2="8.9cm" draw:start-shape="id1" draw:start-glue-point="2" draw:end-shape="id2" svg:d="M8106 7800v1100" svg:viewBox="0 0 1 1101">
          <text:p/>
        </draw:connector>
        <draw:connector draw:style-name="gr4" draw:text-style-name="P3" draw:layer="layout" svg:x1="8.106cm" svg:y1="5.2cm" svg:x2="8.106cm" svg:y2="6.2cm" draw:start-shape="id3" draw:start-glue-point="2" draw:end-shape="id1" draw:end-glue-point="0" svg:d="M8106 5200v1000" svg:viewBox="0 0 1 1001">
          <text:p text:style-name="P1"/>
        </draw:connector>
        <draw:connector draw:style-name="gr5" draw:text-style-name="P3" draw:layer="layout" svg:x1="8.106cm" svg:y1="10.5cm" svg:x2="8.106cm" svg:y2="12.2cm" draw:start-shape="id2" draw:start-glue-point="2" draw:end-shape="id4" draw:end-glue-point="0" svg:d="M8106 10500v1700" svg:viewBox="0 0 1 1701">
          <text:p/>
        </draw:connector>
        <draw:custom-shape draw:style-name="gr6" draw:text-style-name="P4" xml:id="id12" draw:id="id12" draw:layer="layout" svg:width="3.5cm" svg:height="1.6cm" svg:x="1.256cm" svg:y="14.8cm">
          <text:p text:style-name="P1">Msg</text:p>
          <text:p text:style-name="P1">Incoming 1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5cm" svg:height="1.6cm" svg:x="6.356cm" svg:y="12.2cm">
          <text:p text:style-name="P1">Receiver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.5cm" svg:height="1.6cm" svg:x="11.756cm" svg:y="1cm">
          <text:p text:style-name="P1">Msg</text:p>
          <text:p text:style-name="P1">Outgoing 2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3.5cm" svg:height="1.6cm" svg:x="11.756cm" svg:y="3.6cm">
          <text:p text:style-name="P1">Send</text:p>
          <text:p text:style-name="P1">Msg 2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0.456cm" svg:y1="11.4cm" svg:x2="15.556cm" svg:y2="11.4cm">
          <text:p/>
        </draw:line>
        <draw:line draw:style-name="gr7" draw:text-style-name="P3" draw:layer="layout" svg:x1="0.456cm" svg:y1="11.2cm" svg:x2="15.556cm" svg:y2="11.2cm">
          <text:p/>
        </draw:line>
        <draw:custom-shape draw:style-name="gr2" draw:text-style-name="P1" xml:id="id6" draw:id="id6" draw:layer="layout" svg:width="3.5cm" svg:height="1.6cm" svg:x="6.356cm" svg:y="17.5cm">
          <text:p text:style-name="P1">Process</text:p>
          <text:p text:style-name="P1">Msg</text:p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3.5cm" svg:height="1.6cm" svg:x="11.456cm" svg:y="14.8cm">
          <text:p text:style-name="P1">Msg</text:p>
          <text:p text:style-name="P1">Incoming 2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3.206cm" svg:y1="16.4cm" svg:x2="9.856cm" svg:y2="18.3cm" draw:start-shape="id5" draw:start-glue-point="2" draw:end-shape="id6" draw:end-glue-point="1" svg:d="M13206 16400v1900h-3350" svg:viewBox="0 0 3351 1901">
          <text:p/>
        </draw:connector>
        <draw:connector draw:style-name="gr3" draw:text-style-name="P3" draw:layer="layout" svg:x1="2.506cm" svg:y1="2.6cm" svg:x2="2.506cm" svg:y2="3.6cm" draw:start-shape="id7" draw:start-glue-point="2" draw:end-shape="id8" draw:end-glue-point="0" svg:d="M2506 2600v1000" svg:viewBox="0 0 1 1001">
          <text:p/>
        </draw:connector>
        <draw:connector draw:style-name="gr3" draw:text-style-name="P3" draw:layer="layout" svg:x1="13.506cm" svg:y1="2.6cm" svg:x2="13.506cm" svg:y2="3.6cm" draw:start-shape="id9" draw:start-glue-point="2" draw:end-shape="id10" draw:end-glue-point="0" svg:d="M13506 2600v1000" svg:viewBox="0 0 1 1001">
          <text:p/>
        </draw:connector>
        <draw:connector draw:style-name="gr3" draw:text-style-name="P3" draw:layer="layout" svg:x1="4.256cm" svg:y1="4.4cm" svg:x2="6.356cm" svg:y2="4.4cm" draw:start-shape="id8" draw:start-glue-point="1" draw:end-shape="id3" svg:d="M4256 4400h2100" svg:viewBox="0 0 2101 1">
          <text:p/>
        </draw:connector>
        <draw:connector draw:style-name="gr3" draw:text-style-name="P3" draw:layer="layout" svg:x1="11.756cm" svg:y1="4.4cm" svg:x2="9.856cm" svg:y2="4.4cm" draw:start-shape="id10" draw:start-glue-point="3" draw:end-shape="id3" svg:d="M11756 4400h-1900" svg:viewBox="0 0 1901 1">
          <text:p/>
        </draw:connector>
        <draw:connector draw:style-name="gr5" draw:text-style-name="P3" draw:layer="layout" svg:x1="6.356cm" svg:y1="15.6cm" svg:x2="4.756cm" svg:y2="15.6cm" draw:start-shape="id11" draw:start-glue-point="3" draw:end-shape="id12" draw:end-glue-point="1" svg:d="M6356 15600h-1600" svg:viewBox="0 0 1601 1">
          <text:p/>
        </draw:connector>
        <draw:connector draw:style-name="gr5" draw:text-style-name="P3" draw:layer="layout" svg:x1="9.856cm" svg:y1="15.6cm" svg:x2="11.456cm" svg:y2="15.6cm" draw:start-shape="id11" draw:start-glue-point="1" draw:end-shape="id5" svg:d="M9856 15600h1600" svg:viewBox="0 0 1601 1">
          <text:p/>
        </draw:connector>
        <draw:connector draw:style-name="gr5" draw:text-style-name="P3" draw:layer="layout" svg:x1="3.006cm" svg:y1="16.4cm" svg:x2="6.356cm" svg:y2="18.3cm" draw:start-shape="id12" draw:start-glue-point="2" draw:end-shape="id6" draw:end-glue-point="3" svg:d="M3006 16400v1900h3350" svg:viewBox="0 0 3351 1901">
          <text:p/>
        </draw:connector>
        <draw:connector draw:style-name="gr5" draw:text-style-name="P3" draw:layer="layout" svg:x1="8.106cm" svg:y1="13.8cm" svg:x2="8.106cm" svg:y2="14.8cm" draw:start-shape="id4" draw:start-glue-point="2" draw:end-shape="id11" draw:end-glue-point="0" svg:d="M8106 13800v1000" svg:viewBox="0 0 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2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7T14:54:40.662000000</meta:creation-date>
    <dc:date>2017-09-27T19:02:28.348000000</dc:date>
    <meta:editing-duration>PT51M1S</meta:editing-duration>
    <meta:editing-cycles>3</meta:editing-cycles>
    <meta:generator>LibreOffice/5.4.1.2$Windows_X86_64 LibreOffice_project/ea7cb86e6eeb2bf3a5af73a8f7777ac570321527</meta:generator>
    <meta:document-statistic meta:object-count="26"/>
  </office:meta>
</office:document-meta>
</file>